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43be5" officeooo:paragraph-rsid="00043be5"/>
    </style:style>
    <style:style style:name="T1" style:family="text">
      <style:text-properties officeooo:rsid="0006de8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artin Burckhardt</text:p>
      <text:p text:style-name="P1"/>
      <text:p text:style-name="P1">Kulturtheoretiker, Autor <text:span text:style-name="T1">und</text:span> Gründer <text:span text:style-name="T1">von LudicPhilosophy</text:span>. Burckhardt verfasste einige Bücher zur Kulturgeschichte und Theorie der Maschine, zuletzt Philosophie der Maschine“ und „Eine kurze Geschichte der Digitalisierung“. Seine Bücher wurden in mehrere Sprachen übersetzt. <text:span text:style-name="T1">Daneben lehrte er an verschiedenen Universitäten und befasste sich eingehend mit der Welt der Programmierung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8T09:18:09.327762973</meta:creation-date>
    <dc:date>2019-04-08T10:45:46.426861493</dc:date>
    <meta:editing-duration>PT6M1S</meta:editing-duration>
    <meta:editing-cycles>1</meta:editing-cycles>
    <meta:document-statistic meta:table-count="0" meta:image-count="0" meta:object-count="0" meta:page-count="1" meta:paragraph-count="2" meta:word-count="50" meta:character-count="400" meta:non-whitespace-character-count="352"/>
    <meta:generator>LibreOffice/6.0.6.2$Linux_X86_64 LibreOffice_project/00m0$Build-2</meta:generator>
  </office:meta>
</office:document-meta>
</file>